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07A0000002C630318D2.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text-properties style:font-name="EB Garamond 12" fo:font-size="11pt" fo:language="en" fo:country="US" officeooo:rsid="000120e5" officeooo:paragraph-rsid="00185aff" style:font-size-asian="11pt" style:font-size-complex="11pt"/>
    </style:style>
    <style:style style:name="P5" style:family="paragraph" style:parent-style-name="Standard">
      <style:paragraph-properties fo:text-align="justify" style:justify-single-word="false"/>
      <style:text-properties style:font-name="EB Garamond 12" fo:font-size="11pt" fo:language="en" fo:country="US" officeooo:rsid="000120e5" officeooo:paragraph-rsid="0065fc32" style:font-size-asian="11pt" style:font-size-complex="11pt"/>
    </style:style>
    <style:style style:name="P6" style:family="paragraph" style:parent-style-name="Standard">
      <style:text-properties style:font-name="EB Garamond 12" fo:font-size="11pt" fo:language="en" fo:country="US" officeooo:rsid="0003a8b9" officeooo:paragraph-rsid="0003a8b9" style:font-size-asian="11pt" style:font-size-complex="11pt"/>
    </style:style>
    <style:style style:name="P7"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0dc0d4" style:font-size-asian="11pt" style:font-size-complex="11pt"/>
    </style:style>
    <style:style style:name="P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816117" style:font-size-asian="11pt" style:font-size-complex="11pt"/>
    </style:style>
    <style:style style:name="P10" style:family="paragraph" style:parent-style-name="Standard">
      <style:paragraph-properties fo:text-align="justify" style:justify-single-word="false"/>
      <style:text-properties style:font-name="EB Garamond 12" fo:font-size="11pt" fo:language="en" fo:country="US" officeooo:paragraph-rsid="000bcb3d" style:font-size-asian="11pt" style:font-size-complex="11pt"/>
    </style:style>
    <style:style style:name="P1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12"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13"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14"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15"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16" style:family="paragraph" style:parent-style-name="Standard">
      <style:paragraph-properties fo:text-align="start" style:justify-single-word="false"/>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17"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18" style:family="paragraph" style:parent-style-name="Standard">
      <style:paragraph-properties fo:text-align="center" style:justify-single-word="false"/>
      <style:text-properties style:font-name="EB Garamond 12" fo:font-size="16pt" style:font-size-asian="16pt" style:font-size-complex="16pt"/>
    </style:style>
    <style:style style:name="P19" style:family="paragraph" style:parent-style-name="Standard">
      <style:paragraph-properties fo:text-align="center" style:justify-single-word="false"/>
      <style:text-properties style:font-name="EB Garamond 12" fo:font-size="16pt" officeooo:rsid="005c2211" officeooo:paragraph-rsid="005c2211" style:font-size-asian="16pt" style:font-size-complex="16pt"/>
    </style:style>
    <style:style style:name="P20"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21" style:family="paragraph" style:parent-style-name="Standard">
      <style:paragraph-properties fo:text-align="start" style:justify-single-word="false" fo:break-before="page">
        <style:tab-stops>
          <style:tab-stop style:position="0.699cm"/>
          <style:tab-stop style:position="1.304cm"/>
          <style:tab-stop style:position="5.008cm" style:type="right"/>
        </style:tab-stops>
      </style:paragraph-properties>
      <style:text-properties style:font-name="EB Garamond 12" fo:font-size="11pt" fo:language="en" fo:country="US" fo:font-style="normal" officeooo:rsid="005f04dc" officeooo:paragraph-rsid="005c2211" style:font-size-asian="11pt" style:font-style-asian="normal" style:font-size-complex="11pt" style:font-style-complex="normal"/>
    </style:style>
    <style:style style:name="P22" style:family="paragraph" style:parent-style-name="Footnote">
      <style:text-properties fo:language="en" fo:country="US" officeooo:rsid="00198fdb" officeooo:paragraph-rsid="00198fdb"/>
    </style:style>
    <style:style style:name="P23"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24" style:family="paragraph" style:parent-style-name="Standard">
      <style:paragraph-properties fo:text-align="start" style:justify-single-word="false">
        <style:tab-stops>
          <style:tab-stop style:position="0.699cm"/>
          <style:tab-stop style:position="5.008cm" style:type="right"/>
        </style:tab-stops>
      </style:paragraph-properties>
      <style:text-properties style:font-name="EB Garamond 12" fo:font-size="11pt" fo:language="en" fo:country="US" fo:font-style="italic" officeooo:rsid="005c2211" officeooo:paragraph-rsid="005c2211" style:font-size-asian="11pt" style:font-style-asian="italic" style:font-size-complex="11pt" style:font-style-complex="italic"/>
    </style:style>
    <style:style style:name="T1" style:family="text">
      <style:text-properties fo:font-style="italic" style:font-style-asian="italic" style:font-style-complex="italic"/>
    </style:style>
    <style:style style:name="T2" style:family="text">
      <style:text-properties fo:font-style="italic" officeooo:rsid="006579ec" style:font-style-asian="italic" style:font-style-complex="italic"/>
    </style:style>
    <style:style style:name="T3" style:family="text">
      <style:text-properties fo:font-style="italic" officeooo:rsid="00624ab5" style:font-style-asian="italic" style:font-style-complex="italic"/>
    </style:style>
    <style:style style:name="T4" style:family="text">
      <style:text-properties fo:font-style="italic" officeooo:rsid="006f5a0c" style:font-style-asian="italic" style:font-style-complex="italic"/>
    </style:style>
    <style:style style:name="T5" style:family="text">
      <style:text-properties fo:font-style="italic" officeooo:rsid="007d167f" style:font-style-asian="italic" style:font-style-complex="italic"/>
    </style:style>
    <style:style style:name="T6" style:family="text">
      <style:text-properties fo:font-style="italic" officeooo:rsid="007eb5bc"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624ab5" style:font-style-asian="normal" style:font-style-complex="normal"/>
    </style:style>
    <style:style style:name="T14" style:family="text">
      <style:text-properties fo:font-style="normal" officeooo:rsid="00638315" style:font-style-asian="normal" style:font-style-complex="normal"/>
    </style:style>
    <style:style style:name="T15" style:family="text">
      <style:text-properties fo:font-style="normal" officeooo:rsid="006497d6" style:font-style-asian="normal" style:font-style-complex="normal"/>
    </style:style>
    <style:style style:name="T16" style:family="text">
      <style:text-properties fo:font-style="normal" officeooo:rsid="006579ec" style:font-style-asian="normal" style:font-style-complex="normal"/>
    </style:style>
    <style:style style:name="T17" style:family="text">
      <style:text-properties fo:font-style="normal" officeooo:rsid="0066ed89" style:font-style-asian="normal" style:font-style-complex="normal"/>
    </style:style>
    <style:style style:name="T18" style:family="text">
      <style:text-properties fo:font-style="normal" officeooo:rsid="006837fc" style:font-style-asian="normal" style:font-style-complex="normal"/>
    </style:style>
    <style:style style:name="T19" style:family="text">
      <style:text-properties fo:font-style="normal" officeooo:rsid="006a21da" style:font-style-asian="normal" style:font-style-complex="normal"/>
    </style:style>
    <style:style style:name="T20" style:family="text">
      <style:text-properties fo:font-style="normal" officeooo:rsid="006b67c9" style:font-style-asian="normal" style:font-style-complex="normal"/>
    </style:style>
    <style:style style:name="T21" style:family="text">
      <style:text-properties fo:font-style="normal" officeooo:rsid="006d5cb0" style:font-style-asian="normal" style:font-style-complex="normal"/>
    </style:style>
    <style:style style:name="T22" style:family="text">
      <style:text-properties fo:font-style="normal" officeooo:rsid="006f5a0c" style:font-style-asian="normal" style:font-style-complex="normal"/>
    </style:style>
    <style:style style:name="T23" style:family="text">
      <style:text-properties fo:font-style="normal" officeooo:rsid="0070918a" style:font-style-asian="normal" style:font-style-complex="normal"/>
    </style:style>
    <style:style style:name="T24" style:family="text">
      <style:text-properties fo:font-style="normal" officeooo:rsid="00724aaf" style:font-style-asian="normal" style:font-style-complex="normal"/>
    </style:style>
    <style:style style:name="T25" style:family="text">
      <style:text-properties fo:font-style="normal" officeooo:rsid="0073b3b7" style:font-style-asian="normal" style:font-style-complex="normal"/>
    </style:style>
    <style:style style:name="T26" style:family="text">
      <style:text-properties fo:font-style="normal" officeooo:rsid="0075dcd7" style:font-style-asian="normal" style:font-style-complex="normal"/>
    </style:style>
    <style:style style:name="T27" style:family="text">
      <style:text-properties fo:font-style="normal" officeooo:rsid="0076d3d1" style:font-style-asian="normal" style:font-style-complex="normal"/>
    </style:style>
    <style:style style:name="T28" style:family="text">
      <style:text-properties fo:font-style="normal" officeooo:rsid="00788d6b" style:font-style-asian="normal" style:font-style-complex="normal"/>
    </style:style>
    <style:style style:name="T29" style:family="text">
      <style:text-properties fo:font-style="normal" officeooo:rsid="007a1e78" style:font-style-asian="normal" style:font-style-complex="normal"/>
    </style:style>
    <style:style style:name="T30" style:family="text">
      <style:text-properties fo:font-style="normal" officeooo:rsid="007bb5f8" style:font-style-asian="normal" style:font-style-complex="normal"/>
    </style:style>
    <style:style style:name="T31" style:family="text">
      <style:text-properties fo:font-style="normal" officeooo:rsid="007bbb6c" style:font-style-asian="normal" style:font-style-complex="normal"/>
    </style:style>
    <style:style style:name="T32" style:family="text">
      <style:text-properties fo:font-style="normal" officeooo:rsid="007d167f" style:font-style-asian="normal" style:font-style-complex="normal"/>
    </style:style>
    <style:style style:name="T33" style:family="text">
      <style:text-properties fo:font-style="normal" officeooo:rsid="007fa1cf" style:font-style-asian="normal" style:font-style-complex="normal"/>
    </style:style>
    <style:style style:name="T34" style:family="text">
      <style:text-properties fo:font-style="normal" officeooo:rsid="00816117" style:font-style-asian="normal" style:font-style-complex="normal"/>
    </style:style>
    <style:style style:name="T35" style:family="text">
      <style:text-properties fo:font-style="normal" officeooo:rsid="0082bede" style:font-style-asian="normal" style:font-style-complex="normal"/>
    </style:style>
    <style:style style:name="T36" style:family="text">
      <style:text-properties fo:font-style="normal" officeooo:rsid="00863e2a" style:font-style-asian="normal" style:font-style-complex="normal"/>
    </style:style>
    <style:style style:name="T37" style:family="text">
      <style:text-properties officeooo:rsid="000a14f6"/>
    </style:style>
    <style:style style:name="T38" style:family="text">
      <style:text-properties officeooo:rsid="00374dde"/>
    </style:style>
    <style:style style:name="T39" style:family="text">
      <style:text-properties officeooo:rsid="005714b7"/>
    </style:style>
    <style:style style:name="T40" style:family="text">
      <style:text-properties officeooo:rsid="005f04dc"/>
    </style:style>
    <style:style style:name="T41" style:family="text">
      <style:text-properties officeooo:rsid="006579ec"/>
    </style:style>
    <style:style style:name="T42" style:family="text">
      <style:text-properties officeooo:rsid="0065fc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Bild1" text:anchor-type="paragraph" svg:x="0.051cm" svg:y="0.081cm" svg:width="3.099cm" svg:height="1.118cm" draw:z-index="0"><draw:image xlink:href="Pictures/200000020000007A0000002C630318D2.eps" xlink:type="simple" xlink:show="embed" xlink:actuate="onLoad"/></draw:frame></text:p>
      <text:p text:style-name="P17"><text:s text:c="4"/>Wolfgang Skala, 2016</text:p>
      <text:p text:style-name="P17"/>
      <text:p text:style-name="P17"/>
      <text:p text:style-name="P13">© 2016 by Wolfgang Skala. This edition is licensed under the Creative Commons Attribution 4.0 International License. To view a copy of this license, visit http://creativecommons.org/licenses/by/4.0/. </text:p>
      <text:p text:style-name="P13"/>
      <text:p text:style-name="P14">Music engraving by LilyPond 2.18.0 (http://www.lilypond.org).<text:span text:style-name="T39"><text:line-break/>Front matter</text:span> typeset with EB Garamond (http://www.georgduffner.at/ebgaramond).</text:p>
      <text:p text:style-name="P17"/>
      <text:p text:style-name="P12">First edition, October 2016</text:p>
      <text:p text:style-name="P20"/>
      <text:p text:style-name="P18">P R E F A C E <text:s text:c="2"/><text:span text:style-name="T1">&amp;</text:span> <text:s text:c="2"/>C R I T I C A L <text:s text:c="2"/>R E P O R T </text:p>
      <text:p text:style-name="P18"/>
      <text:p text:style-name="P1"/>
      <text:p text:style-name="P10">This edition <text:span text:style-name="T7">of the </text:span><text:span text:style-name="T2">Litaniae Lauretanae</text:span><text:span text:style-name="T7"> </text:span>bases upon <text:span text:style-name="T42">a copy in the Bayerische Staatsbibliothek München (siglum Mus. mss. 8377). The timpani part, which is missing in this copy, has been taken from the Dommusikarchiv Salzburg (siglum A 9).</text:span></text:p>
      <text:p text:style-name="P2"/>
      <text:p text:style-name="P5">In general, this edition closely follows the autograph. Any changes <text:span text:style-name="T37">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Asterisks denote changes that are clarified in the detailed remarks below.</text:span></text:p>
      <text:p text:style-name="P3"/>
      <text:p text:style-name="P4"/>
      <text:p text:style-name="P9"><text:span text:style-name="T1">Bar<text:tab/>Staff<text:tab/>Note</text:span><text:span text:style-name="T16"><text:line-break/></text:span><text:span text:style-name="T13">6<text:tab/>B./Org.</text:span><text:span text:style-name="T10"><text:note text:id="ftn1" text:note-class="footnote"><text:note-citation>1</text:note-citation><text:note-body><text:p text:style-name="P22">Abbreviations: A., alto; B., bass; BOrg., basses and organ; <text:span text:style-name="T41">Cl., clarino; </text:span>Ms., manuscript; <text:span text:style-name="T38">r, rest;</text:span> S., soprano; T.<text:span text:style-name="T41">, </text:span>tenor; <text:span text:style-name="T41">Timp., timpani; </text:span>V., violin.</text:p></text:note-body></text:note></text:span><text:span text:style-name="T15"><text:tab/></text:span><text:span text:style-name="T17">The Ms. has no accidental in BOrg.</text:span><text:span text:style-name="T16"><text:line-break/></text:span><text:span text:style-name="T13">7<text:tab/>C</text:span><text:span text:style-name="T16">l</text:span><text:span text:style-name="T13">.II</text:span><text:span text:style-name="T15"><text:tab/></text:span><text:span text:style-name="T18">in Ms.: </text:span><text:span text:style-name="T13">g</text:span><text:span text:style-name="T18">2.</text:span><text:span text:style-name="T16"><text:line-break/></text:span><text:span text:style-name="T13">7<text:tab/>T.</text:span><text:span text:style-name="T15"><text:tab/></text:span><text:span text:style-name="T18">in Ms.: </text:span><text:span text:style-name="T13">d'</text:span><text:span text:style-name="T18">2.<text:line-break/></text:span><text:span text:style-name="T16"><text:line-break/></text:span><text:span text:style-name="T35">10<text:tab/>BOrg.<text:tab/>last eighth in Ms.: C<text:line-break/></text:span><text:span text:style-name="T13">31<text:tab/>T.</text:span><text:span text:style-name="T15"><text:tab/></text:span><text:span text:style-name="T13">1</text:span><text:span text:style-name="T18">st half of bar in Ms.:</text:span><text:span text:style-name="T13">: c'</text:span><text:span text:style-name="T18">4</text:span><text:span text:style-name="T13">–a</text:span><text:span text:style-name="T18">8</text:span><text:span text:style-name="T13">–a</text:span><text:span text:style-name="T18">8</text:span><text:span text:style-name="T16"><text:line-break/></text:span><text:span text:style-name="T13">37<text:tab/>T.</text:span><text:span text:style-name="T15"><text:tab/></text:span><text:span text:style-name="T18">last quarter in Ms.</text:span><text:span text:style-name="T13">: e'</text:span><text:span text:style-name="T18">8.</text:span><text:span text:style-name="T13">–e'</text:span><text:span text:style-name="T18">16</text:span><text:span text:style-name="T16"><text:line-break/></text:span><text:span text:style-name="T13">47<text:tab/>T.</text:span><text:span text:style-name="T15"><text:tab/></text:span><text:span text:style-name="T13">l</text:span><text:span text:style-name="T19">ast sixteenth in Ms.</text:span><text:span text:style-name="T13">: e'</text:span><text:span text:style-name="T16"><text:line-break/></text:span><text:span text:style-name="T13">48<text:tab/>V.I</text:span><text:span text:style-name="T15"><text:tab/></text:span><text:span text:style-name="T19">last quarter: grace note missing in Ms.</text:span><text:span text:style-name="T16"><text:line-break/></text:span><text:span text:style-name="T13">53<text:tab/></text:span><text:span text:style-name="T16">B</text:span><text:span text:style-name="T13">Org.</text:span><text:span text:style-name="T15"><text:tab/></text:span><text:span text:style-name="T13">4</text:span><text:span text:style-name="T20">th</text:span><text:span text:style-name="T13"> </text:span><text:span text:style-name="T20">eighth in Ms.:</text:span><text:span text:style-name="T13"> A</text:span><text:span text:style-name="T18"><text:line-break/></text:span><text:span text:style-name="T16"><text:line-break/></text:span><text:span text:style-name="T13">140<text:tab/></text:span><text:span text:style-name="T16">B</text:span><text:span text:style-name="T13">Org.</text:span><text:span text:style-name="T15"><text:tab/></text:span><text:span text:style-name="T13">2</text:span><text:span text:style-name="T21">nd</text:span><text:span text:style-name="T13"> </text:span><text:span text:style-name="T21">quarter in Ms.</text:span><text:span text:style-name="T13">: G</text:span><text:span text:style-name="T16"><text:line-break/></text:span><text:span text:style-name="T13">143<text:tab/>A</text:span><text:span text:style-name="T16">.</text:span><text:span text:style-name="T15"><text:tab/></text:span><text:span text:style-name="T13">2</text:span><text:span text:style-name="T21">nd</text:span><text:span text:style-name="T13">/3</text:span><text:span text:style-name="T21">rd</text:span><text:span text:style-name="T13"> </text:span><text:span text:style-name="T21">eighth in Ms.</text:span><text:span text:style-name="T13">: g'</text:span><text:span text:style-name="T21">8</text:span><text:span text:style-name="T13">–g'</text:span><text:span text:style-name="T21">8</text:span><text:span text:style-name="T16"><text:line-break/></text:span><text:span text:style-name="T13">148<text:tab/>A</text:span><text:span text:style-name="T16">.</text:span><text:span text:style-name="T15"><text:tab/></text:span><text:span text:style-name="T22">lyrics in Ms.: </text:span><text:span text:style-name="T3">po</text:span><text:span text:style-name="T4">-</text:span><text:span text:style-name="T3">tens</text:span><text:span text:style-name="T16"><text:line-break/><text:line-break/></text:span><text:span text:style-name="T13">163<text:tab/></text:span><text:span text:style-name="T16">B</text:span><text:span text:style-name="T13">Org.</text:span><text:span text:style-name="T15"><text:tab/></text:span><text:span text:style-name="T13">2</text:span><text:span text:style-name="T23">nd</text:span><text:span text:style-name="T13"> </text:span><text:span text:style-name="T23">eighth in Ms.:</text:span><text:span text:style-name="T13"> d</text:span><text:span text:style-name="T16"><text:line-break/></text:span><text:span text:style-name="T13">173<text:tab/>B.</text:span><text:span text:style-name="T15"><text:tab/></text:span><text:span text:style-name="T13">2</text:span><text:span text:style-name="T23">nd half of bar in Ms.</text:span><text:span text:style-name="T13">: d4–d8–d8</text:span><text:span text:style-name="T16"><text:line-break/></text:span><text:span text:style-name="T13">178<text:tab/>B.</text:span><text:span text:style-name="T15"><text:tab/></text:span><text:span text:style-name="T24">last eighth in Ms.</text:span><text:span text:style-name="T13">: </text:span><text:span text:style-name="T3">vas</text:span><text:span text:style-name="T24"> missing</text:span><text:span text:style-name="T25"> in lyrics</text:span><text:span text:style-name="T16"><text:line-break/></text:span><text:span text:style-name="T13">181</text:span><text:span text:style-name="T14"><text:tab/></text:span><text:span text:style-name="T16">B</text:span><text:span text:style-name="T13">Org.</text:span><text:span text:style-name="T15"><text:tab/></text:span><text:span text:style-name="T13">3</text:span><text:span text:style-name="T26">rd</text:span><text:span text:style-name="T13"> </text:span><text:span text:style-name="T26">eighth in Ms.:</text:span><text:span text:style-name="T13"> c</text:span><text:span text:style-name="T16"><text:line-break/></text:span><text:span text:style-name="T13">187</text:span><text:span text:style-name="T14"><text:tab/></text:span><text:span text:style-name="T13">V.I</text:span><text:span text:style-name="T15"><text:tab/></text:span><text:span text:style-name="T13">3</text:span><text:span text:style-name="T27">rd</text:span><text:span text:style-name="T13"> </text:span><text:span text:style-name="T27">quarter in Ms.</text:span><text:span text:style-name="T13">: g''</text:span><text:span text:style-name="T27">8.</text:span><text:span text:style-name="T13">–g'</text:span><text:span text:style-name="T27">32</text:span><text:span text:style-name="T13">–a'</text:span><text:span text:style-name="T27">32</text:span><text:span text:style-name="T16"><text:line-break/></text:span><text:span text:style-name="T13">188</text:span><text:span text:style-name="T14"><text:tab/></text:span><text:span text:style-name="T13">T.</text:span><text:span text:style-name="T15"><text:tab/></text:span><text:span text:style-name="T27">1st half of bar in Ms.</text:span><text:span text:style-name="T13">: c'4–c'8–c'8</text:span><text:span text:style-name="T16"><text:line-break/></text:span><text:span text:style-name="T13">189f</text:span><text:span text:style-name="T14"><text:tab/></text:span><text:span text:style-name="T13">Timp.</text:span><text:span text:style-name="T15"><text:tab/></text:span><text:span text:style-name="T28">in Ms.: </text:span><text:span text:style-name="T13">c4</text:span><text:span text:style-name="T28">–</text:span><text:span text:style-name="T13">r</text:span><text:span text:style-name="T28">4–</text:span><text:span text:style-name="T13">r2 | c8</text:span><text:span text:style-name="T28">–</text:span><text:span text:style-name="T13">c16</text:span><text:span text:style-name="T28">–</text:span><text:span text:style-name="T13">c</text:span><text:span text:style-name="T28">16–</text:span><text:span text:style-name="T13">c4</text:span><text:span text:style-name="T28">–</text:span><text:span text:style-name="T13">r2</text:span><text:span text:style-name="T16"><text:line-break/></text:span><text:span text:style-name="T13">191</text:span><text:span text:style-name="T14"><text:tab/></text:span><text:span text:style-name="T13">T.</text:span><text:span text:style-name="T15"><text:tab/></text:span><text:span text:style-name="T13">2</text:span><text:span text:style-name="T28">nd</text:span><text:span text:style-name="T13">/3</text:span><text:span text:style-name="T28">rd</text:span><text:span text:style-name="T13"> </text:span><text:span text:style-name="T28">quarter in Ms.</text:span><text:span text:style-name="T13">: c'</text:span><text:span text:style-name="T28">4–c</text:span><text:span text:style-name="T13">'</text:span><text:span text:style-name="T28">4</text:span><text:span text:style-name="T16"><text:line-break/></text:span><text:span text:style-name="T13">193</text:span><text:span text:style-name="T14"><text:tab/></text:span><text:span text:style-name="T13">V.II</text:span><text:span text:style-name="T15"><text:tab/></text:span><text:span text:style-name="T13">2</text:span><text:span text:style-name="T28">nd half of bar in Ms.</text:span><text:span text:style-name="T13">: e'8–e''16–d''16–c''8–</text:span><text:span text:style-name="T28">b</text:span><text:span text:style-name="T13">'8</text:span><text:span text:style-name="T28"> (adapted to bar 165)</text:span><text:span text:style-name="T16"><text:line-break/></text:span><text:span text:style-name="T13">195</text:span><text:span text:style-name="T14"><text:tab/></text:span><text:span text:style-name="T16">B</text:span><text:span text:style-name="T13">Org.</text:span><text:span text:style-name="T16"><text:tab/></text:span><text:span text:style-name="T13">1</text:span><text:span text:style-name="T29">st half of bar in Ms.</text:span><text:span text:style-name="T13">: c</text:span><text:span text:style-name="T29">8</text:span><text:span text:style-name="T13">–c</text:span><text:span text:style-name="T29">8</text:span><text:span text:style-name="T13">–e</text:span><text:span text:style-name="T29">8</text:span><text:span text:style-name="T13">–g</text:span><text:span text:style-name="T29">8</text:span><text:span text:style-name="T30"><text:line-break/></text:span><text:span text:style-name="T16"><text:line-break/></text:span><text:span text:style-name="T13">198</text:span><text:span text:style-name="T14"><text:tab/></text:span><text:span text:style-name="T13">S.</text:span><text:span text:style-name="T16"><text:tab/></text:span><text:span text:style-name="T13">2</text:span><text:span text:style-name="T31">nd</text:span><text:span text:style-name="T13">/3</text:span><text:span text:style-name="T31">rd</text:span><text:span text:style-name="T13"> </text:span><text:span text:style-name="T31">quarter in Ms.</text:span><text:span text:style-name="T13">: a'4.–a'4</text:span><text:span text:style-name="T16"><text:line-break/></text:span><text:span text:style-name="T13">199</text:span><text:span text:style-name="T14"><text:tab/></text:span><text:span text:style-name="T13">B.</text:span><text:span text:style-name="T16"><text:tab/></text:span><text:span text:style-name="T31">2nd half of bar in Ms.</text:span><text:span text:style-name="T13">: des4.–des8</text:span><text:span text:style-name="T31"><text:line-break/></text:span><text:span text:style-name="T16"><text:line-break/></text:span><text:span text:style-name="T13">217</text:span><text:span text:style-name="T14"><text:tab/></text:span><text:span text:style-name="T13">V.I</text:span><text:span text:style-name="T16"><text:tab/></text:span><text:span text:style-name="T13">3</text:span><text:span text:style-name="T32">rd</text:span><text:span text:style-name="T13"> </text:span><text:span text:style-name="T32">eighth in Ms.:</text:span><text:span text:style-name="T13"> c''</text:span><text:span text:style-name="T16"><text:line-break/></text:span><text:span text:style-name="T13">247</text:span><text:span text:style-name="T14"><text:tab/></text:span><text:span text:style-name="T13">T.</text:span><text:span text:style-name="T16"><text:tab/></text:span><text:span text:style-name="T32">2nd half of bar in Ms.: lyrics </text:span><text:span text:style-name="T3">Mar</text:span><text:span text:style-name="T5">-</text:span><text:span text:style-name="T3">ty</text:span><text:span text:style-name="T5">-rum</text:span><text:span text:style-name="T6"><text:line-break/></text:span><text:span text:style-name="T16"><text:line-break/></text:span><text:span text:style-name="T13">267</text:span><text:span text:style-name="T14"><text:tab/></text:span><text:span text:style-name="T13">V.I</text:span><text:span text:style-name="T16"><text:tab/></text:span><text:span text:style-name="T33">in Ms.: </text:span><text:span text:style-name="T13">f''4.–e''8</text:span><text:span text:style-name="T33">–</text:span><text:span text:style-name="T13">d4</text:span><text:span text:style-name="T16"><text:line-break/></text:span><text:span text:style-name="T13">277</text:span><text:span text:style-name="T14"><text:tab/></text:span><text:span text:style-name="T13">B.</text:span><text:span text:style-name="T16"><text:tab/></text:span><text:span text:style-name="T13">1</text:span><text:span text:style-name="T34">st</text:span><text:span text:style-name="T13"> </text:span><text:span text:style-name="T34">quarter in Ms.</text:span><text:span text:style-name="T13">: F</text:span><text:span text:style-name="T16"><text:line-break/></text:span><text:span text:style-name="T13">324</text:span><text:span text:style-name="T14"><text:tab/></text:span><text:span text:style-name="T16">B</text:span><text:span text:style-name="T13">Org.</text:span><text:span text:style-name="T16"><text:tab/></text:span><text:span text:style-name="T34">in Ms.: </text:span><text:span text:style-name="T13">c2.</text:span><text:span text:style-name="T16"><text:line-break/></text:span><text:span text:style-name="T13">324</text:span><text:span text:style-name="T14"><text:tab/></text:span><text:span text:style-name="T13">S.</text:span><text:span text:style-name="T16"><text:tab/></text:span><text:span text:style-name="T34">in Ms.: </text:span><text:span text:style-name="T13">c''4</text:span><text:span text:style-name="T34">–</text:span><text:span text:style-name="T13">r4</text:span><text:span text:style-name="T34">–</text:span><text:span text:style-name="T13">r4</text:span></text:p>
      <text:p text:style-name="P8"><text:soft-page-break/></text:p>
      <text:p text:style-name="P8"/>
      <text:p text:style-name="P8"/>
      <text:p text:style-name="P7">This edition has been compiled and checked with utmost diligence. Nevertheless, errors and mistakes cannot be totally excluded. Please report any errors and mistakes to w.skala (at) gmx.at. Your help will be greatly appreciated.</text:p>
      <text:p text:style-name="P6"/>
      <text:p text:style-name="P11"/>
      <text:p text:style-name="P11"/>
      <text:p text:style-name="P11"><text:span text:style-name="T9">Salzburg, October 2016</text:span><text:line-break/>Wolfgang Skala</text:p>
      <text:p text:style-name="P23"/>
      <text:p text:style-name="P19">C O N T E N T S</text:p>
      <text:p text:style-name="P16"/>
      <text:p text:style-name="P15"/>
      <text:p text:style-name="P15"/>
      <text:p text:style-name="P24"><text:span text:style-name="T11">1<text:tab/></text:span><text:span text:style-name="T9">Kyrie</text:span><text:span text:style-name="T11"><text:tab/>1</text:span><text:span text:style-name="T36"><text:line-break/>2<text:tab/>Sancta Maria<text:tab/>13<text:line-break/>3<text:tab/>Speculum justitiae<text:tab/>20<text:line-break/>4<text:tab/>Salus infirmorum<text:tab/>26<text:line-break/>5<text:tab/>Regina Angelorum<text:tab/>28<text:line-break/>6<text:tab/>Agnus Dei<text:tab/>36</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6-10-30T23:59:22.919584873</dc:date>
    <dc:creator>Wolfgang Skala</dc:creator>
    <meta:editing-duration>PT9H53M38S</meta:editing-duration>
    <meta:editing-cycles>114</meta:editing-cycles>
    <meta:generator>LibreOffice/4.2.8.2$Linux_X86_64 LibreOffice_project/420m0$Build-2</meta:generator>
    <meta:document-statistic meta:table-count="0" meta:image-count="1" meta:object-count="0" meta:page-count="5" meta:paragraph-count="13" meta:word-count="507" meta:character-count="2704" meta:non-whitespace-character-count="2222"/>
  </office:meta>
</office:document-meta>
</file>